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9c3a" officeooo:paragraph-rsid="001b9c3a"/>
    </style:style>
    <style:style style:name="P2" style:family="paragraph" style:parent-style-name="Standard">
      <style:text-properties officeooo:rsid="001bb891" officeooo:paragraph-rsid="001bb891"/>
    </style:style>
    <style:style style:name="P3" style:family="paragraph" style:parent-style-name="Standard">
      <style:text-properties fo:font-weight="bold" officeooo:rsid="001b9c3a" officeooo:paragraph-rsid="001b9c3a" style:font-weight-asian="bold" style:font-weight-complex="bold"/>
    </style:style>
    <style:style style:name="P4" style:family="paragraph" style:parent-style-name="Standard">
      <style:text-properties fo:font-weight="bold" officeooo:rsid="001bb891" officeooo:paragraph-rsid="001bb891" style:font-weight-asian="bold" style:font-weight-complex="bold"/>
    </style:style>
    <style:style style:name="P5" style:family="paragraph" style:parent-style-name="Standard">
      <style:text-properties fo:font-weight="bold" officeooo:rsid="003199c9" officeooo:paragraph-rsid="003199c9" style:font-weight-asian="bold" style:font-weight-complex="bold"/>
    </style:style>
    <style:style style:name="P6" style:family="paragraph" style:parent-style-name="Standard">
      <style:text-properties fo:font-size="20pt" fo:font-weight="bold" officeooo:rsid="001b9c3a" officeooo:paragraph-rsid="001b9c3a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1dac12" officeooo:paragraph-rsid="001dac12"/>
    </style:style>
    <style:style style:name="P8" style:family="paragraph" style:parent-style-name="Standard">
      <style:text-properties officeooo:rsid="001fa76c" officeooo:paragraph-rsid="001fa76c"/>
    </style:style>
    <style:style style:name="P9" style:family="paragraph" style:parent-style-name="Standard">
      <style:text-properties officeooo:rsid="0021acca" officeooo:paragraph-rsid="0021acca"/>
    </style:style>
    <style:style style:name="P10" style:family="paragraph" style:parent-style-name="Standard">
      <style:text-properties officeooo:rsid="0026a6b6" officeooo:paragraph-rsid="0026a6b6"/>
    </style:style>
    <style:style style:name="P11" style:family="paragraph" style:parent-style-name="Standard">
      <style:text-properties officeooo:rsid="002db69f" officeooo:paragraph-rsid="002db69f"/>
    </style:style>
    <style:style style:name="P12" style:family="paragraph" style:parent-style-name="Standard">
      <style:text-properties fo:font-size="12pt" fo:font-weight="bold" officeooo:rsid="002db69f" officeooo:paragraph-rsid="002db69f" style:font-size-asian="10.5pt" style:font-weight-asian="bold" style:font-size-complex="12pt" style:font-weight-complex="bold"/>
    </style:style>
    <style:style style:name="P13" style:family="paragraph" style:parent-style-name="Standard">
      <style:text-properties officeooo:rsid="0031699c" officeooo:paragraph-rsid="0031699c"/>
    </style:style>
    <style:style style:name="P14" style:family="paragraph" style:parent-style-name="Standard">
      <style:text-properties officeooo:rsid="003199c9" officeooo:paragraph-rsid="003199c9"/>
    </style:style>
    <style:style style:name="P15" style:family="paragraph" style:parent-style-name="Standard">
      <style:text-properties fo:font-weight="normal" officeooo:rsid="003199c9" officeooo:paragraph-rsid="003199c9" style:font-weight-asian="normal" style:font-weight-complex="normal"/>
    </style:style>
    <style:style style:name="P16" style:family="paragraph" style:parent-style-name="Standard">
      <style:text-properties officeooo:rsid="00324452" officeooo:paragraph-rsid="00324452"/>
    </style:style>
    <style:style style:name="P17" style:family="paragraph" style:parent-style-name="Standard">
      <style:text-properties officeooo:rsid="0033a8b9" officeooo:paragraph-rsid="0033a8b9"/>
    </style:style>
    <style:style style:name="P18" style:family="paragraph" style:parent-style-name="Standard">
      <style:text-properties officeooo:rsid="00358fc5" officeooo:paragraph-rsid="00358fc5"/>
    </style:style>
    <style:style style:name="P19" style:family="paragraph" style:parent-style-name="Standard">
      <style:text-properties officeooo:rsid="0037381d" officeooo:paragraph-rsid="0037381d"/>
    </style:style>
    <style:style style:name="T1" style:family="text">
      <style:text-properties officeooo:rsid="001fa76c"/>
    </style:style>
    <style:style style:name="T2" style:family="text">
      <style:text-properties officeooo:rsid="0020a0e0"/>
    </style:style>
    <style:style style:name="T3" style:family="text">
      <style:text-properties officeooo:rsid="0023cad4"/>
    </style:style>
    <style:style style:name="T4" style:family="text">
      <style:text-properties officeooo:rsid="00252a5b"/>
    </style:style>
    <style:style style:name="T5" style:family="text">
      <style:text-properties officeooo:rsid="0027c77a"/>
    </style:style>
    <style:style style:name="T6" style:family="text">
      <style:text-properties officeooo:rsid="0028627e"/>
    </style:style>
    <style:style style:name="T7" style:family="text">
      <style:text-properties officeooo:rsid="002bae0f"/>
    </style:style>
    <style:style style:name="T8" style:family="text">
      <style:text-properties officeooo:rsid="002db69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31699c" style:font-weight-asian="normal" style:font-weight-complex="normal"/>
    </style:style>
    <style:style style:name="T11" style:family="text">
      <style:text-properties fo:font-weight="normal" officeooo:rsid="003199c9" style:font-weight-asian="normal" style:font-weight-complex="normal"/>
    </style:style>
    <style:style style:name="T12" style:family="text">
      <style:text-properties officeooo:rsid="003199c9"/>
    </style:style>
    <style:style style:name="T13" style:family="text">
      <style:text-properties officeooo:rsid="00397435"/>
    </style:style>
    <style:style style:name="T14" style:family="text">
      <style:text-properties officeooo:rsid="003a6545"/>
    </style:style>
    <style:style style:name="T15" style:family="text">
      <style:text-properties officeooo:rsid="003d5fcb"/>
    </style:style>
    <style:style style:name="T16" style:family="text">
      <style:text-properties officeooo:rsid="003f16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eedback</text:p>
      <text:p text:style-name="P12">Generelle ting:</text:p>
      <text:p text:style-name="P7">Husk litteratur liste.</text:p>
      <text:p text:style-name="P7">Eksamen / Fag / underviser tilføjes.</text:p>
      <text:p text:style-name="P7">Husk og skriv hvem der er ansvarlig for hvad I overskriften <text:span text:style-name="T1">og indholdsfortegnelse</text:span>.</text:p>
      <text:p text:style-name="P8">Tidsplanlægning ift. UP. (Milestones I spil.)</text:p>
      <text:p text:style-name="P8">Henvis til sidenumre hvis der <text:s/>henvises.</text:p>
      <text:p text:style-name="P11">Forklarende tekst mangler generelt på diagrammer.</text:p>
      <text:p text:style-name="P13">Rød tråd mangler generelt.</text:p>
      <text:p text:style-name="P7"/>
      <text:p text:style-name="P1"><text:span text:style-name="T9">Begrænsning:</text:span> <text:span text:style-name="T1">OK</text:span></text:p>
      <text:p text:style-name="P1"><text:span text:style-name="T9">Abstract</text:span>: <text:span text:style-name="T1">OK</text:span></text:p>
      <text:p text:style-name="P1"><text:span text:style-name="T9">SWOT-Analyse</text:span>: <text:span text:style-name="T2">Sæt tekst ude til venstre, så kolonner fylder mindre. Layout mæssigt bør laves om. Tabel er fint. Redegør/Argumentér hvorfor SWOT-Analysen er I vores rapport.</text:span></text:p>
      <text:p text:style-name="P1"/>
      <text:p text:style-name="P9"><text:span text:style-name="T9">Risk Analyse </text:span>– mangler – rød tråd. Viser hvilken use case der har størst problemer. Det er den første (fullydressed).</text:p>
      <text:p text:style-name="P1"/>
      <text:p text:style-name="P3">Vision:</text:p>
      <text:p text:style-name="P3">Mission:</text:p>
      <text:p text:style-name="P2"><text:span text:style-name="T9">Requirements</text:span>: <text:span text:style-name="T3">OK. Nogle af requirements bør være nævnt I beskrivelserne.</text:span></text:p>
      <text:p text:style-name="P10"><text:span text:style-name="T9">Non functional:</text:span> forklar/<text:span text:style-name="T5">giv et hint til</text:span> hvad vi vil gøre for at opnå resultatet.</text:p>
      <text:p text:style-name="P2"><text:span text:style-name="T9">Glossary</text:span>: <text:span text:style-name="T6">mangler passiv – mangler forklaring på noget.</text:span></text:p>
      <text:p text:style-name="P2"><text:span text:style-name="T9">Gantt</text:span>: <text:span text:style-name="T6">er ikke et ganttkort. Hver use case som en task eksempelvis. Ikke for mange opgaver på hver dag.</text:span></text:p>
      <text:p text:style-name="P2"><text:span text:style-name="T9">Use cases:</text:span> <text:span text:style-name="T7">Vi kunne lave en usecase der dækker flere af de usecases hvis de minder meget om hinanden. </text:span></text:p>
      <text:p text:style-name="P11">Vores fully dressed mangler: måske hav en log med – istedet for at skrive “deletes all entered”.</text:p>
      <text:p text:style-name="P11">Use case 10: main success scenario – hvordan slettes der? </text:p>
      <text:p text:style-name="P2">Use case diagram: <text:span text:style-name="T8">mangler use case numre -</text:span></text:p>
      <text:p text:style-name="P2"><text:span text:style-name="T9">Domain model:</text:span> <text:span text:style-name="T4">Mangler sammenhæng med resten. Mangler multiplicities – mangler også passive medlemmer. </text:span></text:p>
      <text:p text:style-name="P4">SSD: <text:span text:style-name="T11">Mangler overskrift. </text:span><text:span text:style-name="T10">Ikke så informativ. Måske lav en operational contract med SSD’en. Så man kan fortælle brugeren at dette er kommunikationen med systemet.</text:span></text:p>
      <text:p text:style-name="P4">SD: <text:span text:style-name="T11">Mangler overskrift. Evt. Skriv create foran member når constructor bliver kaldt. Blå streg skal passe med pilen. Alternate notation mangler – hvad skal være true og hvad er false.</text:span></text:p>
      <text:p text:style-name="P4">Class Diagram: <text:span text:style-name="T12">Husk: </text:span><text:span text:style-name="T11">Low coupling – high cohesion</text:span></text:p>
      <text:p text:style-name="P4">Conclusion: </text:p>
      <text:p text:style-name="P4">KANBAN:</text:p>
      <text:p text:style-name="P2"/>
      <text:p text:style-name="P2"/>
      <text:p text:style-name="P5">Vedr. Kode.</text:p>
      <text:p text:style-name="P15">Bcrypt:</text:p>
      <text:p text:style-name="P14">Hashede koder bør ikke vises til brugeren. <text:span text:style-name="T13">FIXED.</text:span></text:p>
      <text:p text:style-name="P14">Husk salting – det bruger vi vidst også. <text:span text:style-name="T14">OK.</text:span></text:p>
      <text:p text:style-name="P16">Vi bør køre mindre I constructoren. <text:span text:style-name="T15">Fixed nogen steder.</text:span></text:p>
      <text:p text:style-name="P17">LoginFH new – bør ikke kaldes uden for configurations. <text:span text:style-name="T15">FIXED</text:span></text:p>
      <text:p text:style-name="P17">Menu bør køres fra en anden metode. <text:span text:style-name="T15">OK</text:span></text:p>
      <text:p text:style-name="P18">Rolle fordeling er god. <text:span text:style-name="T15">OK</text:span></text:p>
      <text:p text:style-name="P19">Filer bør tjekkes når de tages I brug. <text:span text:style-name="T16">Fixed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2:15:55.554350995</meta:creation-date>
    <meta:generator>LibreOffice/5.2.7.2$Linux_X86_64 LibreOffice_project/20m0$Build-2</meta:generator>
    <dc:date>2018-12-17T21:11:02.516688744</dc:date>
    <meta:editing-duration>PT1H30M24S</meta:editing-duration>
    <meta:editing-cycles>27</meta:editing-cycles>
    <meta:document-statistic meta:table-count="0" meta:image-count="0" meta:object-count="0" meta:page-count="1" meta:paragraph-count="38" meta:word-count="331" meta:character-count="2112" meta:non-whitespace-character-count="1804"/>
  </office:meta>
</office:document-meta>
</file>